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B Nazanin" svg:font-family="'B Nazani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5" style:family="paragraph" style:parent-style-name="Standard">
      <style:text-properties style:use-window-font-color="true" fo:font-size="12pt" fo:font-weight="normal" officeooo:rsid="00b81bd3" officeooo:paragraph-rsid="0012ebe0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officeooo:rsid="005a482c" officeooo:paragraph-rsid="005a482c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e53fbf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eab430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95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97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76cc7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fe32c" officeooo:paragraph-rsid="010fe32c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a73c" officeooo:paragraph-rsid="0126e9a8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65b11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12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12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1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27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28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29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30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31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32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3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ab116d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134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ab116d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style:text-underline-style="none" officeooo:rsid="0064751f" fo:background-color="transparent" loext:char-shading-value="0"/>
    </style:style>
    <style:style style:name="T17" style:family="text">
      <style:text-properties officeooo:rsid="00cf4e6b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02b859"/>
    </style:style>
    <style:style style:name="T28" style:family="text">
      <style:text-properties officeooo:rsid="010786be"/>
    </style:style>
    <style:style style:name="T29" style:family="text">
      <style:text-properties officeooo:rsid="0108bb3b"/>
    </style:style>
    <style:style style:name="T30" style:family="text">
      <style:text-properties officeooo:rsid="0109fe09"/>
    </style:style>
    <style:style style:name="T31" style:family="text">
      <style:text-properties officeooo:rsid="0112b9fd"/>
    </style:style>
    <style:style style:name="T32" style:family="text">
      <style:text-properties officeooo:rsid="011466db"/>
    </style:style>
    <style:style style:name="T33" style:family="text">
      <style:text-properties officeooo:rsid="011e6be2"/>
    </style:style>
    <style:style style:name="T34" style:family="text">
      <style:text-properties officeooo:rsid="012094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0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۸ –۱۰</text:p>
          </table:table-cell>
          <table:table-cell table:style-name="Table1.C1" office:value-type="string">
            <text:p text:style-name="P8">۱۰ – ۱۲</text:p>
          </table:table-cell>
          <table:table-cell table:style-name="Table1.D1" office:value-type="string">
            <text:p text:style-name="P8"><text:span text:style-name="T22">۱۲</text:span>/۵ - <text:span text:style-name="T22">۱۴</text:span></text:p>
          </table:table-cell>
          <table:table-cell table:style-name="Table1.E1" office:value-type="string">
            <text:p text:style-name="P8">۱۴ – ۱۶</text:p>
          </table:table-cell>
          <table:table-cell table:style-name="Table1.F1" office:value-type="string">
            <text:p text:style-name="P8">۱۶ – ۱۸</text:p>
          </table:table-cell>
          <table:table-cell table:style-name="Table1.G1" office:value-type="string">
            <text:p text:style-name="P8">۱۸ – ۲۰</text:p>
          </table:table-cell>
        </table:table-row>
        <table:table-row>
          <table:table-cell table:style-name="Table1.A6" office:value-type="string">
            <text:p text:style-name="P39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7"/>
                </table:table-cell>
              </table:table-row>
              <table:table-row>
                <table:table-cell table:style-name="Table2.A2" office:value-type="string">
                  <text:p text:style-name="P65">آزمعماری(فتاح)</text:p>
                </table:table-cell>
              </table:table-row>
              <table:table-row>
                <table:table-cell table:style-name="Table2.A2" office:value-type="string">
                  <text:p text:style-name="P83">توزیعی(بابامیر)</text:p>
                </table:table-cell>
              </table:table-row>
              <table:table-row>
                <table:table-cell table:style-name="Table2.A2" office:value-type="string">
                  <text:p text:style-name="P90">هوش(ابراهیم‌پور)</text:p>
                </table:table-cell>
              </table:table-row>
            </table:table>
            <text:p text:style-name="P41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75">پایگاه(یوسفان)</text:p>
                </table:table-cell>
              </table:table-row>
              <table:table-row>
                <table:table-cell table:style-name="Table3.A2" office:value-type="string">
                  <text:p text:style-name="P73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0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44">سایرشیمی(احمدی)<text:span text:style-name="T7">،</text:span></text:p>
                </table:table-cell>
              </table:table-row>
            </table:table>
            <text:p text:style-name="P41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5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0"/>
                </table:table-cell>
              </table:table-row>
              <table:table-row>
                <table:table-cell table:style-name="Table4.A2" office:value-type="string">
                  <text:p text:style-name="P73"/>
                </table:table-cell>
              </table:table-row>
              <table:table-row>
                <table:table-cell table:style-name="Table4.A2" office:value-type="string">
                  <text:p text:style-name="P12"/>
                </table:table-cell>
              </table:table-row>
            </table:table>
            <text:p text:style-name="P12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6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20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1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13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/>
                </table:table-cell>
              </table:table-row>
              <table:table-row>
                <table:table-cell table:style-name="Table7.A2" office:value-type="string">
                  <text:p text:style-name="P7">آزمعماری(فتاح)</text:p>
                </table:table-cell>
              </table:table-row>
              <table:table-row>
                <table:table-cell table:style-name="Table7.A2" office:value-type="string">
                  <text:p text:style-name="P14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37">جلسه دانشکده</text:p>
                </table:table-cell>
              </table:table-row>
            </table:table>
            <text:p text:style-name="P12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9"/>
                </table:table-cell>
              </table:table-row>
              <table:table-row>
                <table:table-cell table:style-name="Table8.A2" office:value-type="string">
                  <text:p text:style-name="P58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53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46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39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5">مبانی(یوسفان)</text:p>
                </table:table-cell>
              </table:table-row>
              <table:table-row>
                <table:table-cell table:style-name="Table14.A2" office:value-type="string">
                  <text:p text:style-name="P68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76">شبکه(گلی)<text:span text:style-name="T17">،</text:span></text:p>
                </table:table-cell>
              </table:table-row>
              <table:table-row>
                <table:table-cell table:style-name="Table14.A2" office:value-type="string">
                  <text:p text:style-name="P45"/>
                </table:table-cell>
              </table:table-row>
            </table:table>
            <text:p text:style-name="P21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67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48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3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2">سایرعمران<text:span text:style-name="T3">(احمدی)</text:span></text:p>
                </table:table-cell>
              </table:table-row>
            </table:table>
            <text:p text:style-name="P12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2"/>
                </table:table-cell>
              </table:table-row>
              <table:table-row>
                <table:table-cell table:style-name="Table16.A2" office:value-type="string">
                  <text:p text:style-name="P62"/>
                </table:table-cell>
              </table:table-row>
              <table:table-row>
                <table:table-cell table:style-name="Table16.A2" office:value-type="string">
                  <text:p text:style-name="P17"/>
                </table:table-cell>
              </table:table-row>
              <table:table-row>
                <table:table-cell table:style-name="Table16.A2" office:value-type="string">
                  <text:p text:style-name="P21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2">آزالکترونیکی(احمدی)</text:p>
                </table:table-cell>
              </table:table-row>
              <table:table-row>
                <table:table-cell table:style-name="Table18.A2" office:value-type="string">
                  <text:p text:style-name="P52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16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13">سایربرق۲<text:span text:style-name="T26">(نیکفرجام)،سایرصنایع</text:span></text:p>
                </table:table-cell>
              </table:table-row>
            </table:table>
            <text:p text:style-name="P12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36">شیوه(بابامیر)</text:p>
                </table:table-cell>
              </table:table-row>
              <table:table-row>
                <table:table-cell table:style-name="Table19.A2" office:value-type="string">
                  <text:p text:style-name="P28">آزمنطقی(فتاح)</text:p>
                </table:table-cell>
              </table:table-row>
              <table:table-row>
                <table:table-cell table:style-name="Table19.A2" office:value-type="string">
                  <text:p text:style-name="P49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21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2"/>
                </table:table-cell>
              </table:table-row>
              <table:table-row>
                <table:table-cell table:style-name="Table20.A2" office:value-type="string">
                  <text:p text:style-name="P86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47">ریاضی پیشرفته(ابراهیم‌پور)</text:p>
                </table:table-cell>
              </table:table-row>
              <table:table-row>
                <table:table-cell table:style-name="Table20.A2" office:value-type="string">
                  <text:p text:style-name="P12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39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55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91">منطقی(گلی)</text:p>
                </table:table-cell>
              </table:table-row>
              <table:table-row>
                <table:table-cell table:style-name="Table21.A2" office:value-type="string">
                  <text:p text:style-name="P84">،توزیعی(بابامیر)</text:p>
                </table:table-cell>
              </table:table-row>
              <table:table-row>
                <table:table-cell table:style-name="Table21.A2" office:value-type="string">
                  <text:p text:style-name="P71">هوش(ابراهیم‌پور)</text:p>
                </table:table-cell>
              </table:table-row>
            </table:table>
            <text:p text:style-name="P12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2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66"><text:s/>آزریز(فتاح)</text:p>
                </table:table-cell>
              </table:table-row>
              <table:table-row>
                <table:table-cell table:style-name="Table22.A2" office:value-type="string">
                  <text:p text:style-name="P74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1">گرافیک۱(گلی)</text:p>
                </table:table-cell>
              </table:table-row>
            </table:table>
            <text:p text:style-name="P21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1"/>
                </table:table-cell>
              </table:table-row>
              <table:table-row>
                <table:table-cell table:style-name="Table23.A2" office:value-type="string">
                  <text:p text:style-name="P87">معماری(گلی)</text:p>
                </table:table-cell>
              </table:table-row>
              <table:table-row>
                <table:table-cell table:style-name="Table23.A2" office:value-type="string">
                  <text:p text:style-name="P59"/>
                </table:table-cell>
              </table:table-row>
              <table:table-row>
                <table:table-cell table:style-name="Table23.A2" office:value-type="string">
                  <text:p text:style-name="P51">عامل پیشرفته(بابامیر)</text:p>
                </table:table-cell>
              </table:table-row>
            </table:table>
            <text:p text:style-name="P21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55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29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35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3">سایربرق۱<text:span text:style-name="T3">(حق پرست)</text:span></text:p>
                </table:table-cell>
              </table:table-row>
            </table:table>
            <text:p text:style-name="P21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0">آزمعماری(فتاح)</text:p>
                </table:table-cell>
              </table:table-row>
              <table:table-row>
                <table:table-cell table:style-name="Table26.A2" office:value-type="string">
                  <text:p text:style-name="P64">جلسه گروه</text:p>
                </table:table-cell>
              </table:table-row>
              <table:table-row>
                <table:table-cell table:style-name="Table26.A2" office:value-type="string">
                  <text:p text:style-name="P14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1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2"/>
                </table:table-cell>
              </table:table-row>
              <table:table-row>
                <table:table-cell table:style-name="Table27.A2" office:value-type="string">
                  <text:p text:style-name="P89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70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2"/>
                </table:table-cell>
              </table:table-row>
            </table:table>
            <text:p text:style-name="P12"/>
          </table:table-cell>
        </table:table-row>
        <table:table-row>
          <table:table-cell table:style-name="Table1.A6" office:value-type="string">
            <text:p text:style-name="P39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24">مبانی(یوسفان)</text:p>
                </table:table-cell>
              </table:table-row>
              <table:table-row>
                <table:table-cell table:style-name="Table28.A2" office:value-type="string">
                  <text:p text:style-name="P94"/>
                </table:table-cell>
              </table:table-row>
              <table:table-row>
                <table:table-cell table:style-name="Table28.A2" office:value-type="string">
                  <text:p text:style-name="P79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69">پایگاه پیشرفته(باقری)</text:p>
                </table:table-cell>
              </table:table-row>
            </table:table>
            <text:p text:style-name="P10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67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27"/>
                </table:table-cell>
              </table:table-row>
              <table:table-row>
                <table:table-cell table:style-name="Table29.A2" office:value-type="string">
                  <text:p text:style-name="P25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3">ارزیابی(صباغیان)</text:p>
                </table:table-cell>
              </table:table-row>
            </table:table>
            <text:p text:style-name="P42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1"/>
                </table:table-cell>
              </table:table-row>
              <table:table-row>
                <table:table-cell table:style-name="Table30.A2" office:value-type="string">
                  <text:p text:style-name="P33"/>
                </table:table-cell>
              </table:table-row>
              <table:table-row>
                <table:table-cell table:style-name="Table30.A2" office:value-type="string">
                  <text:p text:style-name="P34"/>
                </table:table-cell>
              </table:table-row>
              <table:table-row>
                <table:table-cell table:style-name="Table30.A2" office:value-type="string">
                  <text:p text:style-name="P51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85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82">آزمعماری(فتاح)</text:p>
                </table:table-cell>
              </table:table-row>
              <table:table-row>
                <table:table-cell table:style-name="Table32.A2" office:value-type="string">
                  <text:p text:style-name="P63"/>
                </table:table-cell>
              </table:table-row>
              <table:table-row>
                <table:table-cell table:style-name="Table32.A2" office:value-type="string">
                  <text:p text:style-name="P18">آزالکترونیکی(احمدی)</text:p>
                </table:table-cell>
              </table:table-row>
            </table:table>
            <text:p text:style-name="P38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2"/>
                </table:table-cell>
              </table:table-row>
              <table:table-row>
                <table:table-cell table:style-name="Table33.A2" office:value-type="string">
                  <text:p text:style-name="P77"><text:span text:style-name="T17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54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34"/>
                </table:table-cell>
              </table:table-row>
            </table:table>
            <text:p text:style-name="P38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2"/>
                </table:table-cell>
              </table:table-row>
              <table:table-row>
                <table:table-cell table:style-name="Table34.A2" office:value-type="string">
                  <text:p text:style-name="P23">نرم۱(رضوی)</text:p>
                </table:table-cell>
              </table:table-row>
              <table:table-row>
                <table:table-cell table:style-name="Table34.A2" office:value-type="string">
                  <text:p text:style-name="P81"/>
                </table:table-cell>
              </table:table-row>
              <table:table-row>
                <table:table-cell table:style-name="Table34.A2" office:value-type="string">
                  <text:p text:style-name="P88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39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90"/>
                </table:table-cell>
              </table:table-row>
              <table:table-row>
                <table:table-cell table:style-name="Table35.A2" office:value-type="string">
                  <text:p text:style-name="P80"/>
                </table:table-cell>
              </table:table-row>
              <table:table-row>
                <table:table-cell table:style-name="Table35.A2" office:value-type="string">
                  <text:p text:style-name="P91">منطقی(گلی)</text:p>
                </table:table-cell>
              </table:table-row>
              <table:table-row>
                <table:table-cell table:style-name="Table35.A2" office:value-type="string">
                  <text:p text:style-name="P80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6"/>
                </table:table-cell>
              </table:table-row>
              <table:table-row>
                <table:table-cell table:style-name="Table36.A2" office:value-type="string">
                  <text:p text:style-name="P31"/>
                </table:table-cell>
              </table:table-row>
              <table:table-row>
                <table:table-cell table:style-name="Table36.A2" office:value-type="string">
                  <text:p text:style-name="P92">گرافیک۱(گلی)</text:p>
                </table:table-cell>
              </table:table-row>
              <table:table-row>
                <table:table-cell table:style-name="Table36.A2" office:value-type="string">
                  <text:p text:style-name="P78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1"/>
                </table:table-cell>
              </table:table-row>
              <table:table-row>
                <table:table-cell table:style-name="Table37.A2" office:value-type="string">
                  <text:p text:style-name="P93"/>
                </table:table-cell>
              </table:table-row>
              <table:table-row>
                <table:table-cell table:style-name="Table37.A2" office:value-type="string">
                  <text:p text:style-name="P93">معماری(گلی)</text:p>
                </table:table-cell>
              </table:table-row>
              <table:table-row>
                <table:table-cell table:style-name="Table37.A2" office:value-type="string">
                  <text:p text:style-name="P21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2"/>
                </table:table-cell>
              </table:table-row>
              <table:table-row>
                <table:table-cell table:style-name="Table39.A2" office:value-type="string">
                  <text:p text:style-name="P12"/>
                </table:table-cell>
              </table:table-row>
              <table:table-row>
                <table:table-cell table:style-name="Table39.A2" office:value-type="string">
                  <text:p text:style-name="P22"/>
                </table:table-cell>
              </table:table-row>
              <table:table-row>
                <table:table-cell table:style-name="Table39.A2" office:value-type="string">
                  <text:p text:style-name="P41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4"/>
                </table:table-cell>
              </table:table-row>
              <table:table-row>
                <table:table-cell table:style-name="Table40.A2" office:value-type="string">
                  <text:p text:style-name="P41"/>
                </table:table-cell>
              </table:table-row>
              <table:table-row>
                <table:table-cell table:style-name="Table40.A2" office:value-type="string">
                  <text:p text:style-name="P41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9"/>
                </table:table-cell>
              </table:table-row>
              <table:table-row>
                <table:table-cell table:style-name="Table41.A2" office:value-type="string">
                  <text:p text:style-name="P12"/>
                </table:table-cell>
              </table:table-row>
              <table:table-row>
                <table:table-cell table:style-name="Table41.A2" office:value-type="string">
                  <text:p text:style-name="P12"/>
                </table:table-cell>
              </table:table-row>
              <table:table-row>
                <table:table-cell table:style-name="Table41.A2" office:value-type="string">
                  <text:p text:style-name="P9"/>
                </table:table-cell>
              </table:table-row>
            </table:table>
            <text:p text:style-name="P1"/>
          </table:table-cell>
        </table:table-row>
      </table:table>
      <text:p text:style-name="P3"/>
      <text:p text:style-name="P95"/>
      <text:p text:style-name="P6">تاریخ آزمون‌ها نیمسال یک<text:span text:style-name="T33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96">۱۶</text:p>
            </table:table-cell>
            <table:table-cell table:style-name="Table10.B1" office:value-type="string">
              <text:p text:style-name="P96">۱۴</text:p>
            </table:table-cell>
            <table:table-cell table:style-name="Table10.C1" office:value-type="string">
              <text:p text:style-name="P96">۱۰</text:p>
            </table:table-cell>
            <table:table-cell table:style-name="Table10.D1" office:value-type="string">
              <text:p text:style-name="P96">۸</text:p>
            </table:table-cell>
            <table:table-cell table:style-name="Table10.E1" office:value-type="string">
              <text:p text:style-name="P96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01"/>
          </table:table-cell>
          <table:table-cell table:style-name="Table10.B2" office:value-type="string">
            <text:p text:style-name="P98">ریاضی مهندسی</text:p>
          </table:table-cell>
          <table:table-cell table:style-name="Table10.C2" office:value-type="string">
            <text:p text:style-name="P127">ریاضی۲</text:p>
            <text:p text:style-name="P128">توزیعی،تئوری یادگیری</text:p>
          </table:table-cell>
          <table:table-cell table:style-name="Table10.D2" office:value-type="string">
            <text:p text:style-name="P100">ریاضی۱</text:p>
            <text:p text:style-name="P100"><text:span text:style-name="T16">ارزیابی</text:span></text:p>
          </table:table-cell>
          <table:table-cell table:style-name="Table10.E2" office:value-type="string">
            <text:p text:style-name="P97">شنبه</text:p>
            <text:p text:style-name="P97">12/10/94</text:p>
          </table:table-cell>
        </table:table-row>
        <table:table-row table:style-name="Table10.1">
          <table:table-cell table:style-name="Table10.A3" office:value-type="string">
            <text:p text:style-name="P101"/>
          </table:table-cell>
          <table:table-cell table:style-name="Table10.B3" office:value-type="string">
            <text:p text:style-name="P99">سایر</text:p>
          </table:table-cell>
          <table:table-cell table:style-name="Table10.C3" office:value-type="string">
            <text:p text:style-name="P122"><text:span text:style-name="T28">ریزپردازنده</text:span></text:p>
            <text:p text:style-name="P125"/>
          </table:table-cell>
          <table:table-cell table:style-name="Table10.D3" office:value-type="string">
            <text:p text:style-name="P119"><text:s/><text:span text:style-name="T32">معماری</text:span></text:p>
          </table:table-cell>
          <table:table-cell table:style-name="Table10.E3" office:value-type="string">
            <text:p text:style-name="P97">یکشنبه</text:p>
            <text:p text:style-name="P97">13/10/94</text:p>
          </table:table-cell>
        </table:table-row>
        <table:table-row table:style-name="Table10.1">
          <table:table-cell table:style-name="Table10.A4" office:value-type="string">
            <text:p text:style-name="P101"/>
          </table:table-cell>
          <table:table-cell table:style-name="Table10.B4" office:value-type="string">
            <text:p text:style-name="P103"/>
          </table:table-cell>
          <table:table-cell table:style-name="Table10.C4" office:value-type="string">
            <text:p text:style-name="P109">شبکه</text:p>
            <text:p text:style-name="P109"><text:span text:style-name="T18">پیشرفته</text:span></text:p>
          </table:table-cell>
          <table:table-cell table:style-name="Table10.D4" office:value-type="string">
            <text:p text:style-name="P124"/>
          </table:table-cell>
          <table:table-cell table:style-name="Table10.E4" office:value-type="string">
            <text:p text:style-name="P97">دوشنبه</text:p>
            <text:p text:style-name="P97">14/10/94</text:p>
          </table:table-cell>
        </table:table-row>
        <table:table-row table:style-name="Table10.1">
          <table:table-cell table:style-name="Table10.A5" office:value-type="string">
            <text:p text:style-name="P98">اخلاق اسلامي</text:p>
            <text:p text:style-name="P98">فلسفه اخلاق</text:p>
            <text:p text:style-name="P98">آيين زندگي</text:p>
            <text:p text:style-name="P98">عرفان عملي در اسلام</text:p>
          </table:table-cell>
          <table:table-cell table:style-name="Table10.B5" office:value-type="string">
            <text:p text:style-name="P98">تفسير موضوعي قرآن</text:p>
            <text:p text:style-name="P98">تفسير موضوعي نهج‌البلاغه</text:p>
          </table:table-cell>
          <table:table-cell table:style-name="Table10.C5" office:value-type="string">
            <text:p text:style-name="P121">زبان عمومي</text:p>
          </table:table-cell>
          <table:table-cell table:style-name="Table10.D5" office:value-type="string">
            <text:p text:style-name="P98">انديشه اسلامي 1</text:p>
            <text:p text:style-name="P98">انديشه اسلامي2</text:p>
            <text:p text:style-name="P98">انسان در اسلام</text:p>
            <text:p text:style-name="P98">حقوق اجتماعي و سياسي</text:p>
          </table:table-cell>
          <table:table-cell table:style-name="Table10.E5" office:value-type="string">
            <text:p text:style-name="P97">سه شنبه</text:p>
            <text:p text:style-name="P97">15/10/94</text:p>
          </table:table-cell>
        </table:table-row>
        <table:table-row table:style-name="Table10.1">
          <table:table-cell table:style-name="Table10.A6" office:value-type="string">
            <text:p text:style-name="P104"/>
          </table:table-cell>
          <table:table-cell table:style-name="Table10.B6" office:value-type="string">
            <text:p text:style-name="P104"/>
          </table:table-cell>
          <table:table-cell table:style-name="Table10.C6" office:value-type="string">
            <text:p text:style-name="P110">نرم۱</text:p>
            <text:p text:style-name="P110">ساختمان داده</text:p>
          </table:table-cell>
          <table:table-cell table:style-name="Table10.D6" office:value-type="string">
            <text:p text:style-name="P126">پایگاه پیشرفته</text:p>
          </table:table-cell>
          <table:table-cell table:style-name="Table10.E6" office:value-type="string">
            <text:p text:style-name="P97">چهارشنبه</text:p>
            <text:p text:style-name="P97">16/10/94</text:p>
          </table:table-cell>
        </table:table-row>
        <table:table-row table:style-name="Table10.1">
          <table:table-cell table:style-name="Table10.A8" office:value-type="string">
            <text:p text:style-name="P101"/>
          </table:table-cell>
          <table:table-cell table:style-name="Table10.B8" office:value-type="string">
            <text:p text:style-name="P101"/>
          </table:table-cell>
          <table:table-cell table:style-name="Table10.C8" office:value-type="string">
            <text:p text:style-name="P123">مبانی</text:p>
            <text:p text:style-name="P123">گرافیک</text:p>
          </table:table-cell>
          <table:table-cell table:style-name="Table10.D8" office:value-type="string">
            <text:p text:style-name="P120"/>
          </table:table-cell>
          <table:table-cell table:style-name="Table10.E7" office:value-type="string">
            <text:p text:style-name="P97">پنج شنبه</text:p>
            <text:p text:style-name="P97">17/10/94</text:p>
          </table:table-cell>
        </table:table-row>
        <table:table-row table:style-name="Table10.1">
          <table:table-cell table:style-name="Table10.A8" office:value-type="string">
            <text:p text:style-name="P101"/>
          </table:table-cell>
          <table:table-cell table:style-name="Table10.B8" office:value-type="string">
            <text:p text:style-name="P106"/>
          </table:table-cell>
          <table:table-cell table:style-name="Table10.C8" office:value-type="string">
            <text:p text:style-name="P117">پایگاه</text:p>
          </table:table-cell>
          <table:table-cell table:style-name="Table10.D8" office:value-type="string">
            <text:p text:style-name="P106">معادلات دیفرانسیل</text:p>
          </table:table-cell>
          <table:table-cell table:style-name="Table10.E8" office:value-type="string">
            <text:p text:style-name="P97">شنبه</text:p>
            <text:p text:style-name="P97">19/10/94</text:p>
          </table:table-cell>
        </table:table-row>
        <table:table-row table:style-name="Table10.1">
          <table:table-cell table:style-name="Table10.A9" office:value-type="string">
            <text:p text:style-name="P101"/>
          </table:table-cell>
          <table:table-cell table:style-name="Table10.B9" office:value-type="string">
            <text:p text:style-name="P103"/>
          </table:table-cell>
          <table:table-cell table:style-name="Table10.C9" office:value-type="string">
            <text:p text:style-name="P130">معماری نرم‌افزار</text:p>
            <text:p text:style-name="P131">الگوپیشرفته</text:p>
          </table:table-cell>
          <table:table-cell table:style-name="Table10.D9" office:value-type="string">
            <text:p text:style-name="P134"><text:span text:style-name="T21">داده کاوی</text:span></text:p>
          </table:table-cell>
          <table:table-cell table:style-name="Table10.E9" office:value-type="string">
            <text:p text:style-name="P97">یکشنبه</text:p>
            <text:p text:style-name="P97">20/10/94</text:p>
          </table:table-cell>
        </table:table-row>
        <table:table-row table:style-name="Table10.1">
          <table:table-cell table:style-name="Table10.A10" office:value-type="string">
            <text:p text:style-name="P101"/>
          </table:table-cell>
          <table:table-cell table:style-name="Table10.B10" office:value-type="string">
            <text:p text:style-name="P101"/>
          </table:table-cell>
          <table:table-cell table:style-name="Table10.C10" office:value-type="string">
            <text:p text:style-name="P114"><text:span text:style-name="T30">کامپایلر</text:span></text:p>
            <text:p text:style-name="P114">نظریه</text:p>
          </table:table-cell>
          <table:table-cell table:style-name="Table10.D10" office:value-type="string">
            <text:p text:style-name="P101"/>
          </table:table-cell>
          <table:table-cell table:style-name="Table10.E10" office:value-type="string">
            <text:p text:style-name="P97">دوشنبه</text:p>
            <text:p text:style-name="P97">21/10/94</text:p>
          </table:table-cell>
        </table:table-row>
        <table:table-row table:style-name="Table10.1">
          <table:table-cell table:style-name="Table10.A11" office:value-type="string">
            <text:p text:style-name="P108">دانش خانواده و جمعیت</text:p>
            <text:p text:style-name="P108">آشنایی با دفاع مقدس</text:p>
          </table:table-cell>
          <table:table-cell table:style-name="Table10.B11" office:value-type="string">
            <text:p text:style-name="P106">فارسي عمومي</text:p>
          </table:table-cell>
          <table:table-cell table:style-name="Table10.C11" office:value-type="string">
            <text:p text:style-name="P106">انقلاب اسلامي ايران</text:p>
            <text:p text:style-name="P106">انديشه سياسي امام خميني</text:p>
            <text:p text:style-name="P106">آشنایی با قانون اساسي</text:p>
          </table:table-cell>
          <table:table-cell table:style-name="Table10.D11" office:value-type="string">
            <text:p text:style-name="P106">تاريخ امامت</text:p>
            <text:p text:style-name="P106">تاريخ تحليلي صدر اسلام</text:p>
            <text:p text:style-name="P106">تاريخ فرهنگ و <text:s/>تمدن اسلامي</text:p>
          </table:table-cell>
          <table:table-cell table:style-name="Table10.E11" office:value-type="string">
            <text:p text:style-name="P97">سه شنبه</text:p>
            <text:p text:style-name="P97">22/10/94</text:p>
          </table:table-cell>
        </table:table-row>
        <table:table-row table:style-name="Table10.1">
          <table:table-cell table:style-name="Table10.A12" office:value-type="string">
            <text:p text:style-name="P102"/>
          </table:table-cell>
          <table:table-cell table:style-name="Table10.B12" office:value-type="string">
            <text:p text:style-name="P102"/>
          </table:table-cell>
          <table:table-cell table:style-name="Table10.C12" office:value-type="string">
            <text:p text:style-name="P116">محاسبات</text:p>
            <text:p text:style-name="P132">ریاضی پیشرفته</text:p>
          </table:table-cell>
          <table:table-cell table:style-name="Table10.D12" office:value-type="string">
            <text:p text:style-name="P113">هوش</text:p>
          </table:table-cell>
          <table:table-cell table:style-name="Table10.E12" office:value-type="string">
            <text:p text:style-name="P97">چهارشنبه</text:p>
            <text:p text:style-name="P97">23/10/94</text:p>
          </table:table-cell>
        </table:table-row>
        <table:table-row table:style-name="Table10.1">
          <table:table-cell table:style-name="Table10.A14" office:value-type="string">
            <text:p text:style-name="P101"/>
          </table:table-cell>
          <table:table-cell table:style-name="Table10.B14" office:value-type="string">
            <text:p text:style-name="P112"/>
          </table:table-cell>
          <table:table-cell table:style-name="Table10.C14" office:value-type="string">
            <text:p text:style-name="P118">شیوه</text:p>
          </table:table-cell>
          <table:table-cell table:style-name="Table10.D14" office:value-type="string">
            <text:p text:style-name="P133"/>
          </table:table-cell>
          <table:table-cell table:style-name="Table10.E14" office:value-type="string">
            <text:p text:style-name="P97">پنج شنبه</text:p>
            <text:p text:style-name="P97">24/10/94</text:p>
          </table:table-cell>
        </table:table-row>
        <table:table-row table:style-name="Table10.1">
          <table:table-cell table:style-name="Table10.A14" office:value-type="string">
            <text:p text:style-name="P101"/>
          </table:table-cell>
          <table:table-cell table:style-name="Table10.B14" office:value-type="string">
            <text:p text:style-name="P101"/>
          </table:table-cell>
          <table:table-cell table:style-name="Table10.C14" office:value-type="string">
            <text:p text:style-name="P107">فیزیک۲</text:p>
            <text:p text:style-name="P115">الکتریکی</text:p>
          </table:table-cell>
          <table:table-cell table:style-name="Table10.D14" office:value-type="string">
            <text:p text:style-name="P106">فیزیک۱</text:p>
          </table:table-cell>
          <table:table-cell table:style-name="Table10.E14" office:value-type="string">
            <text:p text:style-name="P97">شنبه</text:p>
            <text:p text:style-name="P97">26/10/94</text:p>
          </table:table-cell>
        </table:table-row>
        <table:table-row table:style-name="Table10.1">
          <table:table-cell table:style-name="Table10.A15" office:value-type="string">
            <text:p text:style-name="P101"/>
          </table:table-cell>
          <table:table-cell table:style-name="Table10.B15" office:value-type="string">
            <text:p text:style-name="P105"/>
          </table:table-cell>
          <table:table-cell table:style-name="Table10.C15" office:value-type="string">
            <text:p text:style-name="P111">منطقی</text:p>
            <text:p text:style-name="P111">سیستم عامل</text:p>
          </table:table-cell>
          <table:table-cell table:style-name="Table10.D15" office:value-type="string">
            <text:p text:style-name="P129">عامل پیشرفته</text:p>
          </table:table-cell>
          <table:table-cell table:style-name="Table10.E15" office:value-type="string">
            <text:p text:style-name="P97">یکشنبه</text:p>
            <text:p text:style-name="P97">27/10/94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B Nazanin" svg:font-family="'B Nazani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8T14:17:18.971737712</dc:date>
    <meta:printed-by>Ahmad Yoosofan</meta:printed-by>
    <meta:print-date>2014-01-16T08:54:56</meta:print-date>
    <meta:editing-cycles>1752</meta:editing-cycles>
    <meta:editing-duration>P8DT9M55S</meta:editing-duration>
    <meta:document-statistic meta:table-count="32" meta:image-count="0" meta:object-count="0" meta:page-count="2" meta:paragraph-count="171" meta:word-count="275" meta:character-count="2282" meta:non-whitespace-character-count="2169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